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solid" svg:stroke-width="0.101cm" svg:stroke-color="#000000" draw:marker-start-width="0.653cm" draw:marker-end-width="0.653cm" draw:fill="none" draw:fill-color="#ffffff" fo:min-height="5.1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7.744cm" svg:height="5.229cm" svg:x="0.199cm" svg:y="0.228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1" draw:name="Shape1" draw:style-name="gr1" draw:text-style-name="P2" svg:width="7.744cm" svg:height="5.229cm" svg:x="9.202cm" svg:y="0.191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2" draw:name="Shape1" draw:style-name="gr1" draw:text-style-name="P2" svg:width="7.744cm" svg:height="5.229cm" svg:x="0.236cm" svg:y="6.438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3" draw:name="Shape1" draw:style-name="gr1" draw:text-style-name="P2" svg:width="7.744cm" svg:height="5.229cm" svg:x="9.275cm" svg:y="6.475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4" draw:name="Shape1" draw:style-name="gr1" draw:text-style-name="P2" svg:width="7.744cm" svg:height="5.229cm" svg:x="9.313cm" svg:y="12.795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5" draw:name="Shape1" draw:style-name="gr1" draw:text-style-name="P2" svg:width="7.744cm" svg:height="5.229cm" svg:x="0.162cm" svg:y="12.831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6" draw:name="Shape1" draw:style-name="gr1" draw:text-style-name="P2" svg:width="7.744cm" svg:height="5.229cm" svg:x="9.349cm" svg:y="19.41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draw:frame text:anchor-type="paragraph" draw:z-index="7" draw:name="Shape1" draw:style-name="gr1" draw:text-style-name="P2" svg:width="7.744cm" svg:height="5.229cm" svg:x="0.053cm" svg:y="19.484cm"><draw:text-box><text:p><text:span text:style-name="T1"/></text:p><text:p text:style-name="P1"><text:span text:style-name="T1">EXAM BINGO!</text:span></text:p><text:p><text:span text:style-name="T1"/></text:p><text:p><text:span text:style-name="T1"><text:s text:c="2"/></text:span><text:span text:style-name="T1">Group name:</text:span></text:p><text:p><text:span text:style-name="T1"/></text:p><text:p><text:span text:style-name="T1"><text:s text:c="2"/></text:span><text:span text:style-name="T1">Which team is smarter?</text:span></text:p><text:p><text:span text:style-name="T1"/></text:p><text:p><text:span text:style-name="T1"><text:s text:c="2"/></text:span><text:span text:style-name="T1">Number of cards:</text:span></text:p><text:p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8-09-25T11:13:58.786200112</meta:creation-date>
    <dc:date>2018-09-25T11:30:40.797087160</dc:date>
    <dc:creator>Andy Wills</dc:creator>
    <meta:editing-duration>PT16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